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B000000BDE9C780B9483386A8.png" manifest:media-type="image/png"/>
  <manifest:file-entry manifest:full-path="Pictures/1000020100000258000001480CB45CDC979B1142.png" manifest:media-type="image/png"/>
  <manifest:file-entry manifest:full-path="Pictures/100002010000011A000000B361F0DE54FAE75FCE.png" manifest:media-type="image/png"/>
  <manifest:file-entry manifest:full-path="Pictures/100002010000011A000000B3A769DD1B4D365A41.png" manifest:media-type="image/png"/>
  <manifest:file-entry manifest:full-path="Pictures/100002010000010B000000BDF96AB6DEC80A3865.png" manifest:media-type="image/png"/>
  <manifest:file-entry manifest:full-path="Pictures/100002010000017D0000017C59407FF2E02036AE.png" manifest:media-type="image/png"/>
  <manifest:file-entry manifest:full-path="Pictures/100002010000010B000000BD24FAB1E018433F4B.png" manifest:media-type="image/png"/>
  <manifest:file-entry manifest:full-path="Pictures/100002010000010B000000BD8595486BEF3CA8E3.png" manifest:media-type="image/png"/>
  <manifest:file-entry manifest:full-path="Pictures/100002010000010B000000BD668BDD9A2F060D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066ff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color="#0066ff" fo:font-size="16pt" fo:font-weight="bold" style:font-size-asian="16pt" style:font-weight-asian="bold" style:font-size-complex="16pt" style:font-weight-complex="bold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color="#0066ff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66ff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2_20_Dots_20_3_20_Dashes" svg:stroke-width="0.101cm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2_20_Dots_20_3_20_Dashes" svg:stroke-width="0.101cm" svg:stroke-color="#333333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6.766cm" svg:y="0.799cm" svg:width="4.47cm" svg:height="2.882cm" draw:z-index="0"><draw:image xlink:href="Pictures/100002010000011A000000B361F0DE54FAE75FCE.png" xlink:type="simple" xlink:show="embed" xlink:actuate="onLoad"/></draw:frame><draw:frame draw:style-name="fr1" draw:name="Image2" text:anchor-type="paragraph" svg:x="0.035cm" svg:y="0.878cm" svg:width="4.653cm" svg:height="3cm" draw:z-index="1"><draw:image xlink:href="Pictures/100002010000011A000000B3A769DD1B4D365A41.png" xlink:type="simple" xlink:show="embed" xlink:actuate="onLoad"/></draw:frame><draw:frame draw:style-name="fr1" draw:name="Image24" text:anchor-type="paragraph" svg:x="8.029cm" svg:y="1.173cm" svg:width="1.203cm" svg:height="0.776cm" draw:z-index="2"><draw:image xlink:href="Pictures/100002010000010B000000BD24FAB1E018433F4B.png" xlink:type="simple" xlink:show="embed" xlink:actuate="onLoad"/></draw:frame><draw:frame draw:style-name="fr1" draw:name="Image3" text:anchor-type="paragraph" svg:x="1.335cm" svg:y="1.434cm" svg:width="1.109cm" svg:height="0.716cm" draw:z-index="3"><draw:image xlink:href="Pictures/100002010000010B000000BD668BDD9A2F060DA8.png" xlink:type="simple" xlink:show="embed" xlink:actuate="onLoad"/></draw:frame><draw:frame draw:style-name="fr1" draw:name="Image4" text:anchor-type="paragraph" svg:x="7.837cm" svg:y="7.447cm" svg:width="3.512cm" svg:height="1.921cm" draw:z-index="4"><draw:image xlink:href="Pictures/1000020100000258000001480CB45CDC979B1142.png" xlink:type="simple" xlink:show="embed" xlink:actuate="onLoad"/></draw:frame><draw:frame draw:style-name="fr1" draw:name="Image5" text:anchor-type="paragraph" svg:x="0.235cm" svg:y="7.304cm" svg:width="3.512cm" svg:height="1.921cm" draw:z-index="5"><draw:image xlink:href="Pictures/1000020100000258000001480CB45CDC979B1142.png" xlink:type="simple" xlink:show="embed" xlink:actuate="onLoad"/></draw:frame><draw:frame draw:style-name="fr1" draw:name="Image6" text:anchor-type="paragraph" svg:x="4.822cm" svg:y="7.474cm" svg:width="2.032cm" svg:height="1.94cm" draw:z-index="6"><draw:image xlink:href="Pictures/100002010000017D0000017C59407FF2E02036AE.png" xlink:type="simple" xlink:show="embed" xlink:actuate="onLoad"/></draw:frame><draw:frame draw:style-name="fr1" draw:name="Image7" text:anchor-type="paragraph" svg:x="5.297cm" svg:y="6.756cm" svg:width="0.873cm" svg:height="0.563cm" draw:z-index="7"><draw:image xlink:href="Pictures/100002010000010B000000BDF96AB6DEC80A3865.png" xlink:type="simple" xlink:show="embed" xlink:actuate="onLoad"/></draw:frame><draw:frame draw:style-name="fr1" draw:name="Image8" text:anchor-type="paragraph" svg:x="0.736cm" svg:y="6.743cm" svg:width="0.873cm" svg:height="0.563cm" draw:z-index="8"><draw:image xlink:href="Pictures/100002010000010B000000BD8595486BEF3CA8E3.png" xlink:type="simple" xlink:show="embed" xlink:actuate="onLoad"/></draw:frame><draw:frame draw:style-name="fr1" draw:name="Image9" text:anchor-type="paragraph" svg:x="8.514cm" svg:y="6.886cm" svg:width="0.873cm" svg:height="0.563cm" draw:z-index="9"><draw:image xlink:href="Pictures/100002010000010B000000BDE9C780B9483386A8.png" xlink:type="simple" xlink:show="embed" xlink:actuate="onLoad"/></draw:frame><draw:line text:anchor-type="paragraph" draw:z-index="10" draw:name="Forme1" draw:style-name="gr1" draw:text-style-name="P1" svg:x1="2.79cm" svg:y1="3.226cm" svg:x2="1.94cm" svg:y2="7.23cm"><text:p/></draw:line><draw:line text:anchor-type="paragraph" draw:z-index="11" draw:name="Forme1" draw:style-name="gr1" draw:text-style-name="P1" svg:x1="2.912cm" svg:y1="3.244cm" svg:x2="5.523cm" svg:y2="7.304cm"><text:p/></draw:line><draw:line text:anchor-type="paragraph" draw:z-index="12" draw:name="Forme1" draw:style-name="gr1" draw:text-style-name="P1" svg:x1="3.434cm" svg:y1="3.14cm" svg:x2="8.569cm" svg:y2="7.317cm"><text:p/></draw:line><draw:line text:anchor-type="paragraph" draw:z-index="13" draw:name="Forme1" draw:style-name="gr2" draw:text-style-name="P1" svg:x1="8.675cm" svg:y1="3.313cm" svg:x2="5.849cm" svg:y2="7.684cm"><text:p/></draw:line><draw:line text:anchor-type="paragraph" draw:z-index="14" draw:name="Forme1" draw:style-name="gr2" draw:text-style-name="P1" svg:x1="8.927cm" svg:y1="3.44cm" svg:x2="9.615cm" svg:y2="7.448cm"><text:p/></draw:line><draw:frame text:anchor-type="paragraph" draw:z-index="15" draw:name="Forme2" draw:style-name="gr3" draw:text-style-name="P2" svg:width="0.503cm" svg:height="0.733cm" svg:x="1.713cm" svg:y="4.84cm"><draw:text-box><text:p><text:span text:style-name="T1">2</text:span></text:p></draw:text-box></draw:frame><draw:frame text:anchor-type="paragraph" draw:z-index="16" draw:name="Forme2" draw:style-name="gr3" draw:text-style-name="P3" svg:width="0.433cm" svg:height="0.733cm" svg:x="9.502cm" svg:y="5.565cm"><draw:text-box><text:p><text:span text:style-name="T2">2</text:span></text:p></draw:text-box></draw:frame><draw:frame text:anchor-type="paragraph" draw:z-index="17" draw:name="Forme2" draw:style-name="gr3" draw:text-style-name="P2" svg:width="0.715cm" svg:height="0.733cm" svg:x="4.015cm" svg:y="5.902cm"><draw:text-box><text:p><text:span text:style-name="T1">1</text:span><text:span text:style-name="T1">6</text:span></text:p></draw:text-box></draw:frame><draw:frame text:anchor-type="paragraph" draw:z-index="18" draw:name="Forme2" draw:style-name="gr3" draw:text-style-name="P2" svg:width="0.715cm" svg:height="0.733cm" svg:x="5.135cm" svg:y="3.771cm"><draw:text-box><text:p><text:span text:style-name="T1">10</text:span></text:p></draw:text-box></draw:frame><draw:frame text:anchor-type="paragraph" draw:z-index="19" draw:name="Forme2" draw:style-name="gr3" draw:text-style-name="P3" svg:width="0.503cm" svg:height="0.733cm" svg:x="8.066cm" svg:y="4.366cm"><draw:text-box><text:p><text:span text:style-name="T2">3</text:span></text:p></draw:text-box></draw:frame><draw:frame text:anchor-type="paragraph" draw:z-index="20" draw:name="Forme2" draw:style-name="gr4" draw:text-style-name="P5" svg:width="1.587cm" svg:height="0.655cm" svg:x="0.75cm" svg:y="9.342cm"><draw:text-box><text:p text:style-name="P4"><text:span text:style-name="T3">U</text:span><text:span text:style-name="T3">s</text:span><text:span text:style-name="T3">e</text:span><text:span text:style-name="T3">r</text:span><text:span text:style-name="T3"> </text:span><text:span text:style-name="T3">1</text:span></text:p></draw:text-box></draw:frame><draw:frame text:anchor-type="paragraph" draw:z-index="21" draw:name="Forme2" draw:style-name="gr5" draw:text-style-name="P5" svg:width="1.676cm" svg:height="0.735cm" svg:x="5.031cm" svg:y="9.499cm"><draw:text-box><text:p text:style-name="P4"><text:span text:style-name="T3">U</text:span><text:span text:style-name="T3">s</text:span><text:span text:style-name="T3">e</text:span><text:span text:style-name="T3">r</text:span><text:span text:style-name="T3"> </text:span><text:span text:style-name="T3">2</text:span></text:p></draw:text-box></draw:frame><draw:frame text:anchor-type="paragraph" draw:z-index="22" draw:name="Forme2" draw:style-name="gr6" draw:text-style-name="P5" svg:width="1.634cm" svg:height="0.652cm" svg:x="8.363cm" svg:y="9.643cm"><draw:text-box><text:p text:style-name="P4"><text:span text:style-name="T3">U</text:span><text:span text:style-name="T3">s</text:span><text:span text:style-name="T3">e</text:span><text:span text:style-name="T3">r</text:span><text:span text:style-name="T3">3</text:span></text:p></draw:text-box></draw:frame><draw:frame text:anchor-type="paragraph" draw:z-index="23" draw:name="Forme2" draw:style-name="gr7" draw:text-style-name="P2" svg:width="1.341cm" svg:height="0.733cm" svg:x="0.125cm" svg:y="3.157cm"><draw:text-box><text:p><text:span text:style-name="T1">AP</text:span><text:span text:style-name="T1">1</text:span></text:p></draw:text-box></draw:frame><draw:frame text:anchor-type="paragraph" draw:z-index="24" draw:name="Forme2" draw:style-name="gr8" draw:text-style-name="P2" svg:width="1.571cm" svg:height="0.837cm" svg:x="6.408cm" svg:y="2.722cm"><draw:text-box><text:p text:style-name="P6"><text:span text:style-name="T1">A</text:span><text:span text:style-name="T1">P</text:span><text:span text:style-name="T1">2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0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6:00:27.731853185</meta:creation-date>
    <dc:date>2018-05-02T19:18:48.532188302</dc:date>
    <meta:editing-duration>PT26M49S</meta:editing-duration>
    <meta:editing-cycles>8</meta:editing-cycles>
    <meta:generator>LibreOffice/5.1.6.2$Linux_X86_64 LibreOffice_project/10m0$Build-2</meta:generator>
    <meta:document-statistic meta:table-count="0" meta:image-count="10" meta:object-count="0" meta:page-count="1" meta:paragraph-count="0" meta:word-count="0" meta:character-count="0" meta:non-whitespace-character-count="0"/>
  </office:meta>
</office:document-meta>
</file>